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55in"/>
    </style:style>
    <style:style style:name="co2" style:family="table-column">
      <style:table-column-properties fo:break-before="auto" style:column-width="1.8244in"/>
    </style:style>
    <style:style style:name="co3" style:family="table-column">
      <style:table-column-properties fo:break-before="auto" style:column-width="1.5618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Vehicle Expense Id </text:p>
          </table:table-cell>
          <table:table-cell table:style-name="ce1" office:value-type="string">
            <text:p>Vehicle Expense No</text:p>
          </table:table-cell>
          <table:table-cell table:style-name="ce1" office:value-type="string">
            <text:p>Main Amount</text:p>
          </table:table-cell>
          <table:table-cell table:style-name="ce1" office:value-type="string">
            <text:p>Detail Amount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VE/GAN/17-18/000477</text:p>
          </table:table-cell>
          <table:table-cell office:value-type="float" office:value="44900">
            <text:p>44900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VE/GAN/17-18/000486</text:p>
          </table:table-cell>
          <table:table-cell office:value-type="float" office:value="1970">
            <text:p>1970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VE/GAN/17-18/000488</text:p>
          </table:table-cell>
          <table:table-cell office:value-type="float" office:value="8650">
            <text:p>865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VE/GAN/17-18/000490</text:p>
          </table:table-cell>
          <table:table-cell office:value-type="float" office:value="81581">
            <text:p>81581</text:p>
          </table:table-cell>
          <table:table-cell office:value-type="float" office:value="20208">
            <text:p>2020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VE/GAN/17-18/000491</text:p>
          </table:table-cell>
          <table:table-cell office:value-type="float" office:value="6230">
            <text:p>623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VE/GAN/17-18/000493</text:p>
          </table:table-cell>
          <table:table-cell office:value-type="float" office:value="15756">
            <text:p>15756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VE/GAN/17-18/000494</text:p>
          </table:table-cell>
          <table:table-cell office:value-type="float" office:value="12250">
            <text:p>12250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VE/GAN/17-18/000495</text:p>
          </table:table-cell>
          <table:table-cell office:value-type="float" office:value="7280">
            <text:p>7280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VE/GAN/17-18/000496</text:p>
          </table:table-cell>
          <table:table-cell office:value-type="float" office:value="5200">
            <text:p>5200</text:p>
          </table:table-cell>
          <table:table-cell office:value-type="float" office:value="2750">
            <text:p>275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VE/GAN/17-18/000497</text:p>
          </table:table-cell>
          <table:table-cell office:value-type="float" office:value="10900">
            <text:p>10900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VE/GAN/17-18/000507</text:p>
          </table:table-cell>
          <table:table-cell office:value-type="float" office:value="157239">
            <text:p>157239</text:p>
          </table:table-cell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VE/GAN/17-18/000518</text:p>
          </table:table-cell>
          <table:table-cell office:value-type="float" office:value="237243">
            <text:p>237243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VE/GAN/17-18/000630</text:p>
          </table:table-cell>
          <table:table-cell office:value-type="float" office:value="2790">
            <text:p>2790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VE/GAN/17-18/000659</text:p>
          </table:table-cell>
          <table:table-cell office:value-type="float" office:value="3570">
            <text:p>357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VE/GAN/17-18/000731</text:p>
          </table:table-cell>
          <table:table-cell office:value-type="float" office:value="12450">
            <text:p>12450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VE/GAN/17-18/000743</text:p>
          </table:table-cell>
          <table:table-cell office:value-type="float" office:value="1700">
            <text:p>170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VE/GAN/17-18/000745</text:p>
          </table:table-cell>
          <table:table-cell office:value-type="float" office:value="2130">
            <text:p>2130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VE/GAN/17-18/000774</text:p>
          </table:table-cell>
          <table:table-cell office:value-type="float" office:value="2210">
            <text:p>2210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4868">
            <text:p>4868</text:p>
          </table:table-cell>
          <table:table-cell office:value-type="string">
            <text:p>VE/GAN/17-18/000882</text:p>
          </table:table-cell>
          <table:table-cell office:value-type="float" office:value="1870">
            <text:p>187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office:value-type="string">
            <text:p>VE/GAN/17-18/000901</text:p>
          </table:table-cell>
          <table:table-cell office:value-type="float" office:value="1590">
            <text:p>159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6896">
            <text:p>6896</text:p>
          </table:table-cell>
          <table:table-cell office:value-type="string">
            <text:p>VE/GAN/17-18/000921</text:p>
          </table:table-cell>
          <table:table-cell office:value-type="float" office:value="2080">
            <text:p>2080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6898">
            <text:p>6898</text:p>
          </table:table-cell>
          <table:table-cell office:value-type="string">
            <text:p>VE/GAN/17-18/000923</text:p>
          </table:table-cell>
          <table:table-cell office:value-type="float" office:value="1520">
            <text:p>152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string">
            <text:p>VE/GAN/17-18/000925</text:p>
          </table:table-cell>
          <table:table-cell office:value-type="float" office:value="36416">
            <text:p>36416</text:p>
          </table:table-cell>
          <table:table-cell office:value-type="float" office:value="1806">
            <text:p>1806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VE/GAN/17-18/000926</text:p>
          </table:table-cell>
          <table:table-cell office:value-type="float" office:value="10600">
            <text:p>10600</text:p>
          </table:table-cell>
          <table:table-cell office:value-type="float" office:value="3650">
            <text:p>3650</text:p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string">
            <text:p>VE/GAN/17-18/000927</text:p>
          </table:table-cell>
          <table:table-cell office:value-type="float" office:value="7450">
            <text:p>745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6903">
            <text:p>6903</text:p>
          </table:table-cell>
          <table:table-cell office:value-type="string">
            <text:p>VE/GAN/17-18/000928</text:p>
          </table:table-cell>
          <table:table-cell office:value-type="float" office:value="18300">
            <text:p>18300</text:p>
          </table:table-cell>
          <table:table-cell office:value-type="float" office:value="1850">
            <text:p>1850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VE/GAN/17-18/000931</text:p>
          </table:table-cell>
          <table:table-cell office:value-type="float" office:value="1450">
            <text:p>145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VE/GAN/17-18/000936</text:p>
          </table:table-cell>
          <table:table-cell office:value-type="float" office:value="1820">
            <text:p>182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6915">
            <text:p>6915</text:p>
          </table:table-cell>
          <table:table-cell office:value-type="string">
            <text:p>VE/GAN/17-18/000940</text:p>
          </table:table-cell>
          <table:table-cell office:value-type="float" office:value="27500">
            <text:p>27500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float" office:value="6916">
            <text:p>6916</text:p>
          </table:table-cell>
          <table:table-cell office:value-type="string">
            <text:p>VE/GAN/17-18/000941</text:p>
          </table:table-cell>
          <table:table-cell office:value-type="float" office:value="8970">
            <text:p>8970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6919">
            <text:p>6919</text:p>
          </table:table-cell>
          <table:table-cell office:value-type="string">
            <text:p>VE/GAN/17-18/000944</text:p>
          </table:table-cell>
          <table:table-cell office:value-type="float" office:value="136865">
            <text:p>136865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float" office:value="6921">
            <text:p>6921</text:p>
          </table:table-cell>
          <table:table-cell office:value-type="string">
            <text:p>VE/GAN/17-18/000946</text:p>
          </table:table-cell>
          <table:table-cell office:value-type="float" office:value="1430">
            <text:p>143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6925">
            <text:p>6925</text:p>
          </table:table-cell>
          <table:table-cell office:value-type="string">
            <text:p>VE/GAN/17-18/000950</text:p>
          </table:table-cell>
          <table:table-cell office:value-type="float" office:value="262248">
            <text:p>262248</text:p>
          </table:table-cell>
          <table:table-cell office:value-type="float" office:value="1390">
            <text:p>1390</text:p>
          </table:table-cell>
        </table:table-row>
        <table:table-row table:style-name="ro1">
          <table:table-cell office:value-type="float" office:value="6926">
            <text:p>6926</text:p>
          </table:table-cell>
          <table:table-cell office:value-type="string">
            <text:p>VE/GAN/17-18/000951</text:p>
          </table:table-cell>
          <table:table-cell office:value-type="float" office:value="1800">
            <text:p>180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office:value-type="string">
            <text:p>VE/GAN/17-18/001093</text:p>
          </table:table-cell>
          <table:table-cell office:value-type="float" office:value="12400">
            <text:p>12400</text:p>
          </table:table-cell>
          <table:table-cell office:value-type="float" office:value="9300">
            <text:p>9300</text:p>
          </table:table-cell>
        </table:table-row>
        <table:table-row table:style-name="ro1">
          <table:table-cell office:value-type="float" office:value="7074">
            <text:p>7074</text:p>
          </table:table-cell>
          <table:table-cell office:value-type="string">
            <text:p>VE/GAN/17-18/001099</text:p>
          </table:table-cell>
          <table:table-cell office:value-type="float" office:value="3430">
            <text:p>343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077">
            <text:p>7077</text:p>
          </table:table-cell>
          <table:table-cell office:value-type="string">
            <text:p>VE/GAN/17-18/001102</text:p>
          </table:table-cell>
          <table:table-cell office:value-type="float" office:value="18650">
            <text:p>18650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7078">
            <text:p>7078</text:p>
          </table:table-cell>
          <table:table-cell office:value-type="string">
            <text:p>VE/GAN/17-18/001103</text:p>
          </table:table-cell>
          <table:table-cell office:value-type="float" office:value="6870">
            <text:p>6870</text:p>
          </table:table-cell>
          <table:table-cell office:value-type="float" office:value="1910">
            <text:p>1910</text:p>
          </table:table-cell>
        </table:table-row>
        <table:table-row table:style-name="ro1">
          <table:table-cell office:value-type="float" office:value="7079">
            <text:p>7079</text:p>
          </table:table-cell>
          <table:table-cell office:value-type="string">
            <text:p>VE/GAN/17-18/001104</text:p>
          </table:table-cell>
          <table:table-cell office:value-type="float" office:value="32530">
            <text:p>32530</text:p>
          </table:table-cell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string">
            <text:p>VE/GAN/17-18/001105</text:p>
          </table:table-cell>
          <table:table-cell office:value-type="float" office:value="3410">
            <text:p>341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office:value-type="string">
            <text:p>VE/GAN/17-18/001112</text:p>
          </table:table-cell>
          <table:table-cell office:value-type="float" office:value="4500">
            <text:p>450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7094">
            <text:p>7094</text:p>
          </table:table-cell>
          <table:table-cell office:value-type="string">
            <text:p>VE/GAN/17-18/001119</text:p>
          </table:table-cell>
          <table:table-cell office:value-type="float" office:value="1800">
            <text:p>1800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7095">
            <text:p>7095</text:p>
          </table:table-cell>
          <table:table-cell office:value-type="string">
            <text:p>VE/GAN/17-18/001120</text:p>
          </table:table-cell>
          <table:table-cell office:value-type="float" office:value="730">
            <text:p>730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office:value-type="string">
            <text:p>VE/GAN/17-18/001126</text:p>
          </table:table-cell>
          <table:table-cell office:value-type="float" office:value="1470">
            <text:p>1470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7107">
            <text:p>7107</text:p>
          </table:table-cell>
          <table:table-cell office:value-type="string">
            <text:p>VE/GAN/17-18/001132</text:p>
          </table:table-cell>
          <table:table-cell office:value-type="float" office:value="4270">
            <text:p>4270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7111">
            <text:p>7111</text:p>
          </table:table-cell>
          <table:table-cell office:value-type="string">
            <text:p>VE/GAN/17-18/001134</text:p>
          </table:table-cell>
          <table:table-cell office:value-type="float" office:value="5360">
            <text:p>5360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string">
            <text:p>VE/GAN/17-18/001135</text:p>
          </table:table-cell>
          <table:table-cell office:value-type="float" office:value="2150">
            <text:p>2150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7113">
            <text:p>7113</text:p>
          </table:table-cell>
          <table:table-cell office:value-type="string">
            <text:p>VE/GAN/17-18/001136</text:p>
          </table:table-cell>
          <table:table-cell office:value-type="float" office:value="3485">
            <text:p>348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14">
            <text:p>7114</text:p>
          </table:table-cell>
          <table:table-cell office:value-type="string">
            <text:p>VE/GAN/17-18/001137</text:p>
          </table:table-cell>
          <table:table-cell office:value-type="float" office:value="7585">
            <text:p>758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VE/GAN/17-18/001138</text:p>
          </table:table-cell>
          <table:table-cell office:value-type="float" office:value="5330">
            <text:p>5330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office:value-type="string">
            <text:p>VE/GAN/17-18/001139</text:p>
          </table:table-cell>
          <table:table-cell office:value-type="float" office:value="6865">
            <text:p>686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office:value-type="string">
            <text:p>VE/GAN/17-18/001140</text:p>
          </table:table-cell>
          <table:table-cell office:value-type="float" office:value="2380">
            <text:p>238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7118">
            <text:p>7118</text:p>
          </table:table-cell>
          <table:table-cell office:value-type="string">
            <text:p>VE/GAN/17-18/001141</text:p>
          </table:table-cell>
          <table:table-cell office:value-type="float" office:value="5695">
            <text:p>569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VE/GAN/17-18/001142</text:p>
          </table:table-cell>
          <table:table-cell office:value-type="float" office:value="7620">
            <text:p>7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office:value-type="string">
            <text:p>VE/GAN/17-18/001143</text:p>
          </table:table-cell>
          <table:table-cell office:value-type="float" office:value="6795">
            <text:p>679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7121">
            <text:p>7121</text:p>
          </table:table-cell>
          <table:table-cell office:value-type="string">
            <text:p>VE/GAN/17-18/001144</text:p>
          </table:table-cell>
          <table:table-cell office:value-type="float" office:value="7345">
            <text:p>734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122">
            <text:p>7122</text:p>
          </table:table-cell>
          <table:table-cell office:value-type="string">
            <text:p>VE/GAN/17-18/001145</text:p>
          </table:table-cell>
          <table:table-cell office:value-type="float" office:value="100787">
            <text:p>100787</text:p>
          </table:table-cell>
          <table:table-cell office:value-type="float" office:value="26975">
            <text:p>26975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VE/GAN/17-18/001155</text:p>
          </table:table-cell>
          <table:table-cell office:value-type="float" office:value="57992">
            <text:p>57992</text:p>
          </table:table-cell>
          <table:table-cell office:value-type="float" office:value="44082">
            <text:p>44082</text:p>
          </table:table-cell>
        </table:table-row>
        <table:table-row table:style-name="ro1">
          <table:table-cell office:value-type="float" office:value="7133">
            <text:p>7133</text:p>
          </table:table-cell>
          <table:table-cell office:value-type="string">
            <text:p>VE/GAN/17-18/001156</text:p>
          </table:table-cell>
          <table:table-cell office:value-type="float" office:value="91223">
            <text:p>91223</text:p>
          </table:table-cell>
          <table:table-cell office:value-type="float" office:value="28522">
            <text:p>28522</text:p>
          </table:table-cell>
        </table:table-row>
        <table:table-row table:style-name="ro1">
          <table:table-cell office:value-type="float" office:value="7137">
            <text:p>7137</text:p>
          </table:table-cell>
          <table:table-cell office:value-type="string">
            <text:p>VE/GAN/17-18/001160</text:p>
          </table:table-cell>
          <table:table-cell office:value-type="float" office:value="30187">
            <text:p>30187</text:p>
          </table:table-cell>
          <table:table-cell office:value-type="float" office:value="4183">
            <text:p>4183</text:p>
          </table:table-cell>
        </table:table-row>
        <table:table-row table:style-name="ro1">
          <table:table-cell office:value-type="float" office:value="7139">
            <text:p>7139</text:p>
          </table:table-cell>
          <table:table-cell office:value-type="string">
            <text:p>VE/GAN/17-18/001162</text:p>
          </table:table-cell>
          <table:table-cell office:value-type="float" office:value="97170">
            <text:p>97170</text:p>
          </table:table-cell>
          <table:table-cell office:value-type="float" office:value="13434">
            <text:p>13434</text:p>
          </table:table-cell>
        </table:table-row>
        <table:table-row table:style-name="ro1">
          <table:table-cell office:value-type="float" office:value="7141">
            <text:p>7141</text:p>
          </table:table-cell>
          <table:table-cell office:value-type="string">
            <text:p>VE/GAN/17-18/001164</text:p>
          </table:table-cell>
          <table:table-cell office:value-type="float" office:value="45870">
            <text:p>45870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office:value-type="float" office:value="7142">
            <text:p>7142</text:p>
          </table:table-cell>
          <table:table-cell office:value-type="string">
            <text:p>VE/GAN/17-18/001165</text:p>
          </table:table-cell>
          <table:table-cell office:value-type="float" office:value="40250">
            <text:p>40250</text:p>
          </table:table-cell>
          <table:table-cell office:value-type="float" office:value="26550">
            <text:p>26550</text:p>
          </table:table-cell>
        </table:table-row>
        <table:table-row table:style-name="ro1">
          <table:table-cell office:value-type="float" office:value="7143">
            <text:p>7143</text:p>
          </table:table-cell>
          <table:table-cell office:value-type="string">
            <text:p>VE/GAN/17-18/001166</text:p>
          </table:table-cell>
          <table:table-cell office:value-type="float" office:value="1290">
            <text:p>129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7145">
            <text:p>7145</text:p>
          </table:table-cell>
          <table:table-cell office:value-type="string">
            <text:p>VE/GAN/17-18/001168</text:p>
          </table:table-cell>
          <table:table-cell office:value-type="float" office:value="1600">
            <text:p>160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150">
            <text:p>7150</text:p>
          </table:table-cell>
          <table:table-cell office:value-type="string">
            <text:p>VE/GAN/17-18/001173</text:p>
          </table:table-cell>
          <table:table-cell office:value-type="float" office:value="3640">
            <text:p>3640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7158">
            <text:p>7158</text:p>
          </table:table-cell>
          <table:table-cell office:value-type="string">
            <text:p>VE/GAN/17-18/001181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7165">
            <text:p>7165</text:p>
          </table:table-cell>
          <table:table-cell office:value-type="string">
            <text:p>VE/GAN/17-18/001188</text:p>
          </table:table-cell>
          <table:table-cell office:value-type="float" office:value="5815">
            <text:p>5815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7166">
            <text:p>7166</text:p>
          </table:table-cell>
          <table:table-cell office:value-type="string">
            <text:p>VE/GAN/17-18/001189</text:p>
          </table:table-cell>
          <table:table-cell office:value-type="float" office:value="9590">
            <text:p>959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7167">
            <text:p>7167</text:p>
          </table:table-cell>
          <table:table-cell office:value-type="string">
            <text:p>VE/GAN/17-18/001190</text:p>
          </table:table-cell>
          <table:table-cell office:value-type="float" office:value="5820">
            <text:p>5820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office:value-type="string">
            <text:p>VE/GAN/17-18/001191</text:p>
          </table:table-cell>
          <table:table-cell office:value-type="float" office:value="4165">
            <text:p>4165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7170">
            <text:p>7170</text:p>
          </table:table-cell>
          <table:table-cell office:value-type="string">
            <text:p>VE/GAN/17-18/001193</text:p>
          </table:table-cell>
          <table:table-cell office:value-type="float" office:value="6935">
            <text:p>6935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office:value-type="string">
            <text:p>VE/GAN/17-18/001194</text:p>
          </table:table-cell>
          <table:table-cell office:value-type="float" office:value="4080">
            <text:p>408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7172">
            <text:p>7172</text:p>
          </table:table-cell>
          <table:table-cell office:value-type="string">
            <text:p>VE/GAN/17-18/001195</text:p>
          </table:table-cell>
          <table:table-cell office:value-type="float" office:value="1970">
            <text:p>197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73">
            <text:p>7173</text:p>
          </table:table-cell>
          <table:table-cell office:value-type="string">
            <text:p>VE/GAN/17-18/001196</text:p>
          </table:table-cell>
          <table:table-cell office:value-type="float" office:value="5830">
            <text:p>583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74">
            <text:p>7174</text:p>
          </table:table-cell>
          <table:table-cell office:value-type="string">
            <text:p>VE/GAN/17-18/001197</text:p>
          </table:table-cell>
          <table:table-cell office:value-type="float" office:value="3460">
            <text:p>346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office:value-type="string">
            <text:p>VE/GAN/17-18/001198</text:p>
          </table:table-cell>
          <table:table-cell office:value-type="float" office:value="3810">
            <text:p>381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76">
            <text:p>7176</text:p>
          </table:table-cell>
          <table:table-cell office:value-type="string">
            <text:p>VE/GAN/17-18/001199</text:p>
          </table:table-cell>
          <table:table-cell office:value-type="float" office:value="5690">
            <text:p>569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string">
            <text:p>VE/GAN/17-18/001200</text:p>
          </table:table-cell>
          <table:table-cell office:value-type="float" office:value="3940">
            <text:p>394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7178">
            <text:p>7178</text:p>
          </table:table-cell>
          <table:table-cell office:value-type="string">
            <text:p>VE/GAN/17-18/001201</text:p>
          </table:table-cell>
          <table:table-cell office:value-type="float" office:value="3090">
            <text:p>309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79">
            <text:p>7179</text:p>
          </table:table-cell>
          <table:table-cell office:value-type="string">
            <text:p>VE/GAN/17-18/001202</text:p>
          </table:table-cell>
          <table:table-cell office:value-type="float" office:value="3870">
            <text:p>387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office:value-type="string">
            <text:p>VE/GAN/17-18/001203</text:p>
          </table:table-cell>
          <table:table-cell office:value-type="float" office:value="2290">
            <text:p>229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81">
            <text:p>7181</text:p>
          </table:table-cell>
          <table:table-cell office:value-type="string">
            <text:p>VE/GAN/17-18/001204</text:p>
          </table:table-cell>
          <table:table-cell office:value-type="float" office:value="4650">
            <text:p>46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82">
            <text:p>7182</text:p>
          </table:table-cell>
          <table:table-cell office:value-type="string">
            <text:p>VE/GAN/17-18/001205</text:p>
          </table:table-cell>
          <table:table-cell office:value-type="float" office:value="4590">
            <text:p>459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83">
            <text:p>7183</text:p>
          </table:table-cell>
          <table:table-cell office:value-type="string">
            <text:p>VE/GAN/17-18/001206</text:p>
          </table:table-cell>
          <table:table-cell office:value-type="float" office:value="2200">
            <text:p>220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84">
            <text:p>7184</text:p>
          </table:table-cell>
          <table:table-cell office:value-type="string">
            <text:p>VE/GAN/17-18/001207</text:p>
          </table:table-cell>
          <table:table-cell office:value-type="float" office:value="4980">
            <text:p>498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string">
            <text:p>VE/GAN/17-18/001208</text:p>
          </table:table-cell>
          <table:table-cell office:value-type="float" office:value="4250">
            <text:p>425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86">
            <text:p>7186</text:p>
          </table:table-cell>
          <table:table-cell office:value-type="string">
            <text:p>VE/GAN/17-18/001209</text:p>
          </table:table-cell>
          <table:table-cell office:value-type="float" office:value="830">
            <text:p>83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87">
            <text:p>7187</text:p>
          </table:table-cell>
          <table:table-cell office:value-type="string">
            <text:p>VE/GAN/17-18/001210</text:p>
          </table:table-cell>
          <table:table-cell office:value-type="float" office:value="2920">
            <text:p>292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7188">
            <text:p>7188</text:p>
          </table:table-cell>
          <table:table-cell office:value-type="string">
            <text:p>VE/GAN/17-18/001211</text:p>
          </table:table-cell>
          <table:table-cell office:value-type="float" office:value="4510">
            <text:p>451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190">
            <text:p>7190</text:p>
          </table:table-cell>
          <table:table-cell office:value-type="string">
            <text:p>VE/GAN/17-18/001213</text:p>
          </table:table-cell>
          <table:table-cell office:value-type="float" office:value="4172">
            <text:p>4172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7194">
            <text:p>7194</text:p>
          </table:table-cell>
          <table:table-cell office:value-type="string">
            <text:p>VE/GAN/17-18/001217</text:p>
          </table:table-cell>
          <table:table-cell office:value-type="float" office:value="1730">
            <text:p>173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office:value-type="string">
            <text:p>VE/GAN/17-18/001218</text:p>
          </table:table-cell>
          <table:table-cell office:value-type="float" office:value="33602">
            <text:p>3360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string">
            <text:p>VE/GAN/17-18/001219</text:p>
          </table:table-cell>
          <table:table-cell office:value-type="float" office:value="30009">
            <text:p>30009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7197">
            <text:p>7197</text:p>
          </table:table-cell>
          <table:table-cell office:value-type="string">
            <text:p>VE/GAN/17-18/001220</text:p>
          </table:table-cell>
          <table:table-cell office:value-type="float" office:value="101459">
            <text:p>101459</text:p>
          </table:table-cell>
          <table:table-cell office:value-type="float" office:value="4456">
            <text:p>4456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9/19/2017</text:date>, <text:time>17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7:46:03.26</meta:creation-date>
    <dc:date>2017-09-19T17:48:01.33</dc:date>
    <meta:editing-duration>PT1M58S</meta:editing-duration>
    <meta:editing-cycles>2</meta:editing-cycles>
    <meta:generator>OpenOffice/4.1.1$Win32 OpenOffice.org_project/411m6$Build-9775</meta:generator>
    <meta:document-statistic meta:table-count="3" meta:cell-count="384" meta:object-count="0"/>
  </office:meta>
</office:document-meta>
</file>